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4.078cm" style:rel-column-width="17536*"/>
    </style:style>
    <style:style style:name="Table1.B" style:family="table-column">
      <style:table-column-properties style:column-width="3.637cm" style:rel-column-width="15640*"/>
    </style:style>
    <style:style style:name="Table1.C" style:family="table-column">
      <style:table-column-properties style:column-width="4.653cm" style:rel-column-width="20009*"/>
    </style:style>
    <style:style style:name="Table1.D" style:family="table-column">
      <style:table-column-properties style:column-width="2.872cm" style:rel-column-width="12350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4cm" table:align="margins" style:writing-mode="lr-tb"/>
    </style:style>
    <style:style style:name="Table2.A" style:family="table-column">
      <style:table-column-properties style:column-width="4.078cm" style:rel-column-width="17536*"/>
    </style:style>
    <style:style style:name="Table2.B" style:family="table-column">
      <style:table-column-properties style:column-width="3.637cm" style:rel-column-width="15640*"/>
    </style:style>
    <style:style style:name="Table2.C" style:family="table-column">
      <style:table-column-properties style:column-width="4.653cm" style:rel-column-width="20009*"/>
    </style:style>
    <style:style style:name="Table2.D" style:family="table-column">
      <style:table-column-properties style:column-width="2.872cm" style:rel-column-width="12350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a1d10"/>
    </style:style>
    <style:style style:name="P4" style:family="paragraph" style:parent-style-name="Standard">
      <style:paragraph-properties fo:text-align="justify" style:justify-single-word="false"/>
      <style:text-properties officeooo:paragraph-rsid="003ca17d"/>
    </style:style>
    <style:style style:name="P5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9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10" style:family="paragraph" style:parent-style-name="Standard">
      <style:text-properties style:font-name="Arial Unicode MS" fo:font-size="12pt" officeooo:rsid="000ae794" officeooo:paragraph-rsid="003a1d10" style:font-name-asian="Arial Unicode MS" style:font-size-asian="12pt" style:font-name-complex="Arial Unicode MS" style:font-size-complex="12pt"/>
    </style:style>
    <style:style style:name="P11" style:family="paragraph" style:parent-style-name="Standard">
      <style:text-properties style:font-name="Arial Unicode MS" fo:font-size="12pt" officeooo:rsid="000ae794" officeooo:paragraph-rsid="003ca17d" style:font-name-asian="Arial Unicode MS" style:font-size-asian="12pt" style:font-name-complex="Arial Unicode MS" style:font-size-complex="12pt"/>
    </style:style>
    <style:style style:name="P12" style:family="paragraph" style:parent-style-name="Standard"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13" style:family="paragraph" style:parent-style-name="Standard"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1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5" style:family="paragraph" style:parent-style-name="Standard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16" style:family="paragraph" style:parent-style-name="Standard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1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19" style:family="paragraph" style:parent-style-name="Standard">
      <style:text-properties style:font-name="Arial Unicode MS" fo:font-size="12pt" fo:font-weight="bold" officeooo:rsid="000ae794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Standard">
      <style:text-properties style:font-name="Arial Unicode MS" fo:font-size="12pt" fo:font-weight="bold" officeooo:rsid="000ae794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Standard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22" style:family="paragraph" style:parent-style-name="Standard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23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5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6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7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fo:font-size="12pt" officeooo:paragraph-rsid="00216145" style:font-size-asian="12pt" style:font-size-complex="12pt"/>
    </style:style>
    <style:style style:name="P35" style:family="paragraph" style:parent-style-name="Standard">
      <style:text-properties fo:font-size="12pt" officeooo:paragraph-rsid="003a1d10" style:font-size-asian="12pt" style:font-size-complex="12pt"/>
    </style:style>
    <style:style style:name="P36" style:family="paragraph" style:parent-style-name="Standard">
      <style:text-properties fo:font-size="12pt" officeooo:paragraph-rsid="003ca17d" style:font-size-asian="12pt" style:font-size-complex="12pt"/>
    </style:style>
    <style:style style:name="P37" style:family="paragraph" style:parent-style-name="Standard">
      <style:text-properties officeooo:paragraph-rsid="003a1d10"/>
    </style:style>
    <style:style style:name="P38" style:family="paragraph" style:parent-style-name="Standard">
      <style:text-properties officeooo:paragraph-rsid="003ca17d"/>
    </style:style>
    <style:style style:name="P39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42" style:family="paragraph" style:parent-style-name="Text_20_body"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43" style:family="paragraph" style:parent-style-name="Text_20_body"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44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4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a1d10" style:font-name-asian="Arial Unicode MS" style:font-size-asian="12pt" style:font-name-complex="Arial Unicode MS" style:font-size-complex="12pt"/>
    </style:style>
    <style:style style:name="P46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ca17d" style:font-name-asian="Arial Unicode MS" style:font-size-asian="12pt" style:font-name-complex="Arial Unicode MS" style:font-size-complex="12pt"/>
    </style:style>
    <style:style style:name="P4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48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49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50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5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a1d10" style:font-name-asian="Arial Unicode MS" style:font-size-asian="12pt" style:font-name-complex="Arial Unicode MS" style:font-size-complex="12pt"/>
    </style:style>
    <style:style style:name="P52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ca17d" style:font-name-asian="Arial Unicode MS" style:font-size-asian="12pt" style:font-name-complex="Arial Unicode MS" style:font-size-complex="12pt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4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56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57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58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59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60" style:family="paragraph" style:parent-style-name="Normal_20__28_Web_29_">
      <style:paragraph-properties fo:text-align="justify" style:justify-single-word="false"/>
      <style:text-properties fo:font-size="12pt" officeooo:paragraph-rsid="003a1d10" style:font-size-asian="12pt" style:font-size-complex="12pt"/>
    </style:style>
    <style:style style:name="P61" style:family="paragraph" style:parent-style-name="Normal_20__28_Web_29_">
      <style:paragraph-properties fo:text-align="justify" style:justify-single-word="false"/>
      <style:text-properties fo:font-size="12pt" officeooo:paragraph-rsid="003ca17d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a1d10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ca17d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a1d10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ca17d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font-size="12pt" style:font-size-asian="12pt" style:font-size-complex="12pt"/>
    </style:style>
    <style:style style:name="P69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70" style:family="paragraph" style:parent-style-name="Table_20_Contents">
      <style:text-properties fo:font-size="12pt" officeooo:rsid="001d9170" officeooo:paragraph-rsid="003a1d10" style:font-size-asian="12pt" style:font-size-complex="12pt"/>
    </style:style>
    <style:style style:name="P71" style:family="paragraph" style:parent-style-name="Table_20_Contents">
      <style:text-properties fo:font-size="12pt" officeooo:rsid="001d9170" officeooo:paragraph-rsid="003ca17d" style:font-size-asian="12pt" style:font-size-complex="12pt"/>
    </style:style>
    <style:style style:name="P72" style:family="paragraph" style:parent-style-name="Table_20_Contents">
      <style:text-properties fo:font-size="12pt" officeooo:paragraph-rsid="001d9170" style:font-size-asian="12pt" style:font-size-complex="12pt"/>
    </style:style>
    <style:style style:name="P73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74" style:family="paragraph" style:parent-style-name="Table_20_Contents">
      <style:text-properties fo:font-size="12pt" officeooo:rsid="002f7d46" officeooo:paragraph-rsid="003a1d10" style:font-size-asian="12pt" style:font-size-complex="12pt"/>
    </style:style>
    <style:style style:name="P75" style:family="paragraph" style:parent-style-name="Table_20_Contents">
      <style:text-properties fo:font-size="12pt" officeooo:rsid="002f7d46" officeooo:paragraph-rsid="003ca17d" style:font-size-asian="12pt" style:font-size-complex="12pt"/>
    </style:style>
    <style:style style:name="P76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77" style:family="paragraph" style:parent-style-name="Table_20_Contents">
      <style:text-properties fo:font-size="12pt" officeooo:rsid="00300a02" officeooo:paragraph-rsid="003a1d10" style:font-size-asian="12pt" style:font-size-complex="12pt"/>
    </style:style>
    <style:style style:name="P78" style:family="paragraph" style:parent-style-name="Table_20_Contents">
      <style:text-properties fo:font-size="12pt" officeooo:rsid="00300a02" officeooo:paragraph-rsid="003ca17d" style:font-size-asian="12pt" style:font-size-complex="12pt"/>
    </style:style>
    <style:style style:name="P79" style:family="paragraph" style:parent-style-name="Table_20_Contents">
      <style:text-properties fo:font-size="12pt" officeooo:paragraph-rsid="003a1d10" style:font-size-asian="12pt" style:font-size-complex="12pt"/>
    </style:style>
    <style:style style:name="P80" style:family="paragraph" style:parent-style-name="Table_20_Contents">
      <style:text-properties fo:font-size="12pt" officeooo:rsid="003a1d10" officeooo:paragraph-rsid="003a1d10" style:font-size-asian="12pt" style:font-size-complex="12pt"/>
    </style:style>
    <style:style style:name="P81" style:family="paragraph" style:parent-style-name="Table_20_Contents">
      <style:text-properties fo:font-size="12pt" officeooo:rsid="003a1d10" officeooo:paragraph-rsid="003ca17d" style:font-size-asian="12pt" style:font-size-complex="12pt"/>
    </style:style>
    <style:style style:name="P82" style:family="paragraph" style:parent-style-name="Table_20_Contents">
      <style:text-properties fo:font-size="12pt" officeooo:rsid="003a1d10" officeooo:paragraph-rsid="0040b63e" style:font-size-asian="12pt" style:font-size-complex="12pt"/>
    </style:style>
    <style:style style:name="P83" style:family="paragraph" style:parent-style-name="Table_20_Contents">
      <style:text-properties fo:font-size="12pt" officeooo:paragraph-rsid="003ca17d" style:font-size-asian="12pt" style:font-size-complex="12pt"/>
    </style:style>
    <style:style style:name="P8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85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86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87" style:family="paragraph" style:parent-style-name="Standard" style:list-style-name="WW8Num1">
      <style:text-properties style:font-name="Arial Unicode MS" fo:font-size="12pt" fo:language="es" fo:country="ES" officeooo:rsid="0017b920" officeooo:paragraph-rsid="003a1d10" style:font-name-asian="Arial Unicode MS" style:font-size-asian="12pt" style:font-name-complex="Arial Unicode MS" style:font-size-complex="12pt"/>
    </style:style>
    <style:style style:name="P88" style:family="paragraph" style:parent-style-name="Standard" style:list-style-name="WW8Num1">
      <style:text-properties style:font-name="Arial Unicode MS" fo:font-size="12pt" fo:language="es" fo:country="ES" officeooo:rsid="0017b920" officeooo:paragraph-rsid="003ca17d" style:font-name-asian="Arial Unicode MS" style:font-size-asian="12pt" style:font-name-complex="Arial Unicode MS" style:font-size-complex="12pt"/>
    </style:style>
    <style:style style:name="P89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90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91" style:family="paragraph" style:parent-style-name="Standard" style:list-style-name="WW8Num1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92" style:family="paragraph" style:parent-style-name="Standard" style:list-style-name="WW8Num1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93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94" style:family="paragraph" style:parent-style-name="Standard" style:list-style-name="WW8Num5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95" style:family="paragraph" style:parent-style-name="Standard" style:list-style-name="WW8Num5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96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97" style:family="paragraph" style:parent-style-name="Standard" style:list-style-name="WW8Num5">
      <style:text-properties style:font-name="Arial Unicode MS" fo:font-size="12pt" fo:font-weight="bold" officeooo:rsid="0007c9d6" officeooo:paragraph-rsid="003a1d10" style:font-name-asian="Arial Unicode MS" style:font-size-asian="12pt" style:font-weight-asian="bold" style:font-name-complex="Arial Unicode MS" style:font-size-complex="12pt"/>
    </style:style>
    <style:style style:name="P98" style:family="paragraph" style:parent-style-name="Standard" style:list-style-name="WW8Num5">
      <style:text-properties style:font-name="Arial Unicode MS" fo:font-size="12pt" fo:font-weight="bold" officeooo:rsid="0007c9d6" officeooo:paragraph-rsid="003ca17d" style:font-name-asian="Arial Unicode MS" style:font-size-asian="12pt" style:font-weight-asian="bold" style:font-name-complex="Arial Unicode MS" style:font-size-complex="12pt"/>
    </style:style>
    <style:style style:name="P99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100" style:family="paragraph" style:parent-style-name="Standard" style:list-style-name="WW8Num5">
      <style:text-properties style:font-name="Arial Unicode MS" fo:font-size="12pt" officeooo:rsid="003a1d10" officeooo:paragraph-rsid="003a1d10" style:font-name-asian="Arial Unicode MS" style:font-size-asian="12pt" style:font-name-complex="Arial Unicode MS" style:font-size-complex="12pt"/>
    </style:style>
    <style:style style:name="P101" style:family="paragraph" style:parent-style-name="Standard" style:list-style-name="WW8Num5">
      <style:text-properties style:font-name="Arial Unicode MS" fo:font-size="12pt" officeooo:rsid="003a1d10" officeooo:paragraph-rsid="003ca17d" style:font-name-asian="Arial Unicode MS" style:font-size-asian="12pt" style:font-name-complex="Arial Unicode MS" style:font-size-complex="12pt"/>
    </style:style>
    <style:style style:name="P102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103" style:family="paragraph" style:parent-style-name="Standard" style:list-style-name="WW8Num1">
      <style:text-properties fo:font-size="12pt" officeooo:paragraph-rsid="003a1d10" style:font-size-asian="12pt" style:font-size-complex="12pt"/>
    </style:style>
    <style:style style:name="P104" style:family="paragraph" style:parent-style-name="Standard" style:list-style-name="WW8Num1">
      <style:text-properties fo:font-size="12pt" officeooo:paragraph-rsid="003ca17d" style:font-size-asian="12pt" style:font-size-complex="12pt"/>
    </style:style>
    <style:style style:name="P105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6" style:family="paragraph" style:parent-style-name="Standard" style:list-style-name="L3">
      <style:text-properties style:use-window-font-color="true" style:font-name="Arial Unicode MS" fo:font-size="12pt" fo:language="es" fo:country="PR" fo:font-weight="normal" officeooo:rsid="002e167c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7" style:family="paragraph" style:parent-style-name="Standard" style:list-style-name="L5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0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1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1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112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13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14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15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16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17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18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19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20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21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122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23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24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25" style:family="paragraph" style:parent-style-name="Text_20_body" style:list-style-name="L1">
      <style:text-properties style:use-window-font-color="true" style:font-name="Arial Unicode MS" fo:font-size="12pt" fo:language="es" fo:country="PR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26" style:family="paragraph" style:parent-style-name="Text_20_body" style:list-style-name="L1">
      <style:text-properties style:use-window-font-color="true" style:font-name="Arial Unicode MS" fo:font-size="12pt" fo:language="es" fo:country="PR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27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128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129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30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3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2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3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4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5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bdd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ca17d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40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4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142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officeooo:rsid="003a1d10" style:font-name-asian="Arial Unicode MS" style:font-name-complex="Arial Unicode MS"/>
    </style:style>
    <style:style style:name="T12" style:family="text">
      <style:text-properties style:font-name="Arial Unicode MS" officeooo:rsid="003ca17d" style:font-name-asian="Arial Unicode MS" style:font-name-complex="Arial Unicode MS"/>
    </style:style>
    <style:style style:name="T13" style:family="text">
      <style:text-properties style:font-name="Arial Unicode MS" officeooo:rsid="003e2dbb" style:font-name-asian="Arial Unicode MS" style:font-name-complex="Arial Unicode MS"/>
    </style:style>
    <style:style style:name="T14" style:family="text">
      <style:text-properties style:font-name="Arial Unicode MS" officeooo:rsid="003ecf58" style:font-name-asian="Arial Unicode MS" style:font-name-complex="Arial Unicode MS"/>
    </style:style>
    <style:style style:name="T15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16" style:family="text">
      <style:text-properties style:font-name="Arial Unicode MS" fo:language="es" fo:country="ES" style:font-name-asian="Arial Unicode MS" style:font-name-complex="Arial Unicode MS"/>
    </style:style>
    <style:style style:name="T17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8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19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20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21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22" style:family="text">
      <style:text-properties style:font-weight-complex="bold"/>
    </style:style>
    <style:style style:name="T23" style:family="text">
      <style:text-properties officeooo:rsid="000975e9" style:font-weight-complex="bold"/>
    </style:style>
    <style:style style:name="T24" style:family="text">
      <style:text-properties officeooo:rsid="000d6434" style:font-weight-complex="bold"/>
    </style:style>
    <style:style style:name="T25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6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7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a1d10" style:font-name-asian="Arial Unicode MS" style:font-size-asian="12pt" style:font-name-complex="Arial Unicode MS" style:font-size-complex="12pt" style:font-weight-complex="bold"/>
    </style:style>
    <style:style style:name="T2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ca17d" style:font-name-asian="Arial Unicode MS" style:font-size-asian="12pt" style:font-name-complex="Arial Unicode MS" style:font-size-complex="12pt" style:font-weight-complex="bold"/>
    </style:style>
    <style:style style:name="T2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30" style:family="text">
      <style:text-properties fo:font-weight="bold"/>
    </style:style>
    <style:style style:name="T31" style:family="text">
      <style:text-properties fo:font-weight="bold" officeooo:rsid="000d6434" style:font-weight-asian="bold" style:font-weight-complex="bold"/>
    </style:style>
    <style:style style:name="T32" style:family="text">
      <style:text-properties fo:font-weight="bold" officeooo:rsid="000d6434"/>
    </style:style>
    <style:style style:name="T33" style:family="text">
      <style:text-properties officeooo:rsid="000cd908"/>
    </style:style>
    <style:style style:name="T34" style:family="text">
      <style:text-properties officeooo:rsid="0015cdc9"/>
    </style:style>
    <style:style style:name="T35" style:family="text">
      <style:text-properties officeooo:rsid="002a2422"/>
    </style:style>
    <style:style style:name="T36" style:family="text">
      <style:text-properties officeooo:rsid="00300a02"/>
    </style:style>
    <style:style style:name="T37" style:family="text">
      <style:text-properties officeooo:rsid="0038fa51"/>
    </style:style>
    <style:style style:name="T38" style:family="text">
      <style:text-properties officeooo:rsid="003a1d10"/>
    </style:style>
    <style:style style:name="T39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40" style:family="text">
      <style:text-properties officeooo:rsid="0040b63e"/>
    </style:style>
    <style:style style:name="T41" style:family="text">
      <style:text-properties officeooo:rsid="0041f3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MINUTA</text:p>
      <text:p text:style-name="P5"/>
      <text:p text:style-name="P2"><text:span text:style-name="T26">Minuta No. 001</text:span><text:span text:style-name="apple-converted-space"><text:span text:style-name="T25"> de </text:span></text:span><text:span text:style-name="apple-converted-space"><text:span text:style-name="T29">Grupo1</text:span></text:span></text:p>
      <text:p text:style-name="P6"><text:tab/></text:p>
      <text:p text:style-name="P33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33"><text:span text:style-name="T1"><text:tab/>Hora <text:tab/>: </text:span><text:span text:style-name="T7">09:00am</text:span><text:span text:style-name="T1"> </text:span></text:p>
      <text:p text:style-name="P33"><text:span text:style-name="T1"><text:tab/>Lugar<text:tab/>: </text:span><text:span text:style-name="T7">Casa Adan</text:span></text:p>
      <text:p text:style-name="P5"><text:tab/></text:p>
      <text:p text:style-name="P59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15">Grupo1</text:span><text:span text:style-name="T1">, en sesión extraordinaria previa citación realizada.</text:span></text:p>
      <text:p text:style-name="P56">ASISTENTES:</text:p>
      <text:p text:style-name="P33"><text:span text:style-name="T16">La persona encargada </text:span><text:span text:style-name="T17">que</text:span><text:span text:style-name="T16"> preceder la reunión, <text:s/></text:span><text:span text:style-name="T20">Luis C Parra C</text:span><text:span text:style-name="T16">, pasó lista y determinó que había quórum.</text:span></text:p>
      <text:p text:style-name="P14">Los asistentes a esta reunión son:</text:p>
      <text:p text:style-name="P14"/>
      <text:list xml:id="list9025822663964694497" text:style-name="WW8Num1">
        <text:list-item>
          <text:p text:style-name="P86">Luis Parra C</text:p>
        </text:list-item>
        <text:list-item>
          <text:p text:style-name="P90"><text:span text:style-name="T37">Adán Carranza</text:span><text:tab/><text:tab/></text:p>
        </text:list-item>
        <text:list-item>
          <text:p text:style-name="P102"><text:span text:style-name="T18">Pablo Carranza<text:tab/></text:span><text:span text:style-name="T4"><text:tab/></text:span></text:p>
          <text:p text:style-name="P90"/>
        </text:list-item>
      </text:list>
      <text:p text:style-name="P14"/>
      <text:list xml:id="list12522491987529" text:continue-numbering="true" text:style-name="WW8Num1">
        <text:list-header>
          <text:p text:style-name="P89"/>
        </text:list-header>
      </text:list>
      <text:p text:style-name="P56">AGENDA:</text:p>
      <text:p text:style-name="P44"/>
      <text:p text:style-name="P17">ASUNTOS:</text:p>
      <text:p text:style-name="P53"/>
      <text:list xml:id="list2209452863030446745" text:style-name="WW8Num5">
        <text:list-item>
          <text:p text:style-name="P93">Asuntos tratados y acuerdos tomados</text:p>
        </text:list-item>
      </text:list>
      <text:p text:style-name="P39"><text:tab/><text:tab/></text:p>
      <text:list xml:id="list9110527509219548559" text:style-name="L1">
        <text:list-item>
          <text:p text:style-name="P115">Qué he hecho </text:p>
          <text:list>
            <text:list-item>
              <text:p text:style-name="P118">¿Pude hacer todo lo que tenía planeado? <text:span text:style-name="T35">Si, se lograron realizar los CRUD en la tbjunta</text:span></text:p>
              <text:p text:style-name="P121"/>
            </text:list-item>
          </text:list>
        </text:list-item>
        <text:list-item>
          <text:p text:style-name="P124"><text:span text:style-name="T30">Qué voy a hacer . </text:span><text:s/></text:p>
        </text:list-item>
        <text:list-item>
          <text:p text:style-name="P127">Conectar con GitHub para un mejor control de versiones del proyecto.</text:p>
        </text:list-item>
        <text:list-item>
          <text:p text:style-name="P127">Instalacion y configuración del “XAMPP”.</text:p>
        </text:list-item>
        <text:list-item>
          <text:p text:style-name="P127">Creacion de la DB (Junta).</text:p>
        </text:list-item>
        <text:list-item>
          <text:p text:style-name="P127"><text:soft-page-break/>CRUD para la “tbjunta”.</text:p>
        </text:list-item>
        <text:list-item>
          <text:p text:style-name="P128">Creacion de la vista para la captura de datos para el CRUD de junta.</text:p>
          <text:p text:style-name="P127"/>
        </text:list-item>
        <text:list-item>
          <text:p text:style-name="P124"><text:span text:style-name="T32">I</text:span><text:span text:style-name="T30">mpedimentos <text:s/></text:span></text:p>
        </text:list-item>
        <text:list-item>
          <text:p text:style-name="P131">Conecion con la DB.</text:p>
        </text:list-item>
        <text:list-item>
          <text:p text:style-name="P134">Problemas con la herramienta Git Hub.</text:p>
        </text:list-item>
        <text:list-item>
          <text:p text:style-name="P135">Reformulación de la jutaView.</text:p>
          <text:p text:style-name="P131"/>
        </text:list-item>
        <text:list-item>
          <text:p text:style-name="P108"><text:span text:style-name="T31">Tareas realizadas que no fueron planeadas</text:span><text:span text:style-name="T24">. </text:span></text:p>
        </text:list-item>
        <text:list-item>
          <text:p text:style-name="P111"><text:span text:style-name="T23">I</text:span><text:span text:style-name="T22">ntalacion de Linux, sublime tex y complemetos.</text:span></text:p>
          <text:p text:style-name="P112"/>
        </text:list-item>
      </text:list>
      <text:list xml:id="list12523444369484" text:continue-list="list2209452863030446745" text:style-name="WW8Num5">
        <text:list-item>
          <text:p text:style-name="P93">Asuntos Pendientes</text:p>
        </text:list-item>
      </text:list>
      <text:p text:style-name="P5"/>
      <text:list xml:id="list12521581653329" text:continue-numbering="true" text:style-name="WW8Num5">
        <text:list-item>
          <text:list>
            <text:list-item>
              <text:p text:style-name="P99">Se logro realizar los objetivos planteados.</text:p>
            </text:list-item>
          </text:list>
        </text:list-item>
      </text:list>
      <text:p text:style-name="P47"/>
      <text:list xml:id="list12522051141353" text:continue-numbering="true" text:style-name="WW8Num5">
        <text:list-item>
          <text:p text:style-name="P93">Asuntos Nuevos</text:p>
          <text:p text:style-name="P93"/>
        </text:list-item>
      </text:list>
      <text:list xml:id="list925888235622616473" text:style-name="L2">
        <text:list-item>
          <text:p text:style-name="P105">Creación de Cosultas avazadas.</text:p>
        </text:list-item>
      </text:list>
      <text:list xml:id="list12523129051660" text:continue-list="list12522051141353" text:style-name="WW8Num5">
        <text:list-header>
          <text:p text:style-name="P93"/>
        </text:list-header>
        <text:list-item>
          <text:p text:style-name="P96">Cumplimiento de tareas asignadas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2">Tarea </text:p>
          </table:table-cell>
          <table:table-cell table:style-name="Tabla1.A1" office:value-type="string">
            <text:p text:style-name="P62">Responsable</text:p>
          </table:table-cell>
          <table:table-cell table:style-name="Tabla1.A1" office:value-type="string">
            <text:p text:style-name="P62">Grado de conclusión</text:p>
          </table:table-cell>
          <table:table-cell table:style-name="Tabla1.D1" office:value-type="string">
            <text:p text:style-name="P65">Nota</text:p>
          </table:table-cell>
        </table:table-row>
        <table:table-row>
          <table:table-cell table:style-name="Tabla1.A4" office:value-type="string">
            <text:p text:style-name="P73">Conección a DB</text:p>
          </table:table-cell>
          <table:table-cell table:style-name="Tabla1.B2" office:value-type="string">
            <text:p text:style-name="P69">Pablo Carranza</text:p>
          </table:table-cell>
          <table:table-cell table:style-name="Tabla1.C2" office:value-type="string">
            <text:p text:style-name="P80">100%</text:p>
          </table:table-cell>
          <table:table-cell table:style-name="Tabla1.D2" office:value-type="string">
            <text:p text:style-name="P68"/>
          </table:table-cell>
        </table:table-row>
        <table:table-row>
          <table:table-cell table:style-name="Tabla1.A4" office:value-type="string">
            <text:p text:style-name="P73">Creaecion CRUDS</text:p>
          </table:table-cell>
          <table:table-cell table:style-name="Tabla1.B3" office:value-type="string">
            <text:p text:style-name="P73">Pablo Carranza</text:p>
          </table:table-cell>
          <table:table-cell table:style-name="Tabla1.C3" office:value-type="string">
            <text:p text:style-name="P80">100%</text:p>
          </table:table-cell>
          <table:table-cell table:style-name="Tabla1.D3" office:value-type="string">
            <text:p text:style-name="P68"/>
          </table:table-cell>
        </table:table-row>
        <table:table-row>
          <table:table-cell table:style-name="Tabla1.A4" office:value-type="string">
            <text:p text:style-name="P69">Domain</text:p>
          </table:table-cell>
          <table:table-cell table:style-name="Tabla1.B4" office:value-type="string">
            <text:p text:style-name="P69">Luis Parra</text:p>
          </table:table-cell>
          <table:table-cell table:style-name="Tabla1.C4" office:value-type="string">
            <text:p text:style-name="P80">100%</text:p>
          </table:table-cell>
          <table:table-cell table:style-name="Tabla1.D4" office:value-type="string">
            <text:p text:style-name="P72"/>
          </table:table-cell>
        </table:table-row>
        <table:table-row>
          <table:table-cell table:style-name="Tabla1.A5" office:value-type="string">
            <text:p text:style-name="P69">View<text:span text:style-name="T36">s</text:span></text:p>
          </table:table-cell>
          <table:table-cell table:style-name="Tabla1.B5" office:value-type="string">
            <text:p text:style-name="P69">Luis Parra</text:p>
          </table:table-cell>
          <table:table-cell table:style-name="Tabla1.C5" office:value-type="string">
            <text:p text:style-name="P80">80%</text:p>
          </table:table-cell>
          <table:table-cell table:style-name="Tabla1.D5" office:value-type="string">
            <text:p text:style-name="P72"/>
          </table:table-cell>
        </table:table-row>
        <table:table-row>
          <table:table-cell table:style-name="Tabla1.A6" office:value-type="string">
            <text:p text:style-name="P76">Bissines</text:p>
          </table:table-cell>
          <table:table-cell table:style-name="Tabla1.B6" office:value-type="string">
            <text:p text:style-name="P76">Adan Carranza</text:p>
          </table:table-cell>
          <table:table-cell table:style-name="Tabla1.C6" office:value-type="string">
            <text:p text:style-name="P80">100%</text:p>
          </table:table-cell>
          <table:table-cell table:style-name="Tabla1.D6" office:value-type="string">
            <text:p text:style-name="P72"/>
          </table:table-cell>
        </table:table-row>
      </table:table>
      <text:p text:style-name="P50"/>
      <text:p text:style-name="P50"/>
      <text:p text:style-name="P9">*Aunque el proyecto es grupal, en cada iteración se asignará una persona del grupo como responsable de cada una de las tareas asignadas.</text:p>
      <text:p text:style-name="P23">**Existen tareas ya definidas <text:span text:style-name="T33">como avances revisables en cada iteración:</text:span></text:p>
      <text:p text:style-name="P26">1. Diagramas de casos de uso</text:p>
      <text:p text:style-name="P26"><text:soft-page-break/>2. Modelo de datos</text:p>
      <text:p text:style-name="P26">3. Diagrama de aplicación</text:p>
      <text:p text:style-name="P29">4. Módulos funcionales <text:span text:style-name="T34">en ejecución</text:span></text:p>
      <text:p text:style-name="P18"/>
      <text:p text:style-name="P17">PROXIMA REUNION:</text:p>
      <text:p text:style-name="P5"/>
      <text:p text:style-name="P5"/>
      <text:p text:style-name="P33"><text:span text:style-name="T1">Fecha: </text:span><text:span text:style-name="T9">14</text:span><text:span text:style-name="T2"> de </text:span><text:span text:style-name="T9">08</text:span></text:p>
      <text:p text:style-name="P33"><text:span text:style-name="T1">Hora: </text:span><text:span text:style-name="T5">8</text:span><text:span text:style-name="T1">:00 AM</text:span></text:p>
      <text:p text:style-name="P33"><text:span text:style-name="T1">Lugar: </text:span><text:span text:style-name="T8">Casa Adan</text:span></text:p>
      <text:p text:style-name="P5"/>
      <text:p text:style-name="P17"/>
      <text:p text:style-name="P17">CLAUSURA:</text:p>
      <text:p text:style-name="Standard"/>
      <text:p text:style-name="P34"><text:span text:style-name="T21">Luis Carlos Parra </text:span><text:span text:style-name="T19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26">Minuta No. 00</text:span><text:span text:style-name="T27">2</text:span><text:span text:style-name="apple-converted-space"><text:span text:style-name="T25"> de </text:span></text:span><text:span text:style-name="apple-converted-space"><text:span text:style-name="T29">Grupo1</text:span></text:span></text:p>
      <text:p text:style-name="P7"><text:tab/></text:p>
      <text:p text:style-name="P35"><text:span text:style-name="T1"><text:tab/>Fecha<text:tab/>: </text:span><text:span text:style-name="T6">Lunes</text:span><text:span text:style-name="T2"> </text:span><text:span text:style-name="T11">19</text:span><text:span text:style-name="T2"> de </text:span><text:span text:style-name="T7">08</text:span></text:p>
      <text:p text:style-name="P35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35"><text:span text:style-name="T1"><text:tab/>Lugar<text:tab/>: </text:span><text:span text:style-name="T7">Casa Adan</text:span></text:p>
      <text:p text:style-name="P12"><text:tab/></text:p>
      <text:p text:style-name="P60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1">19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15">Grupo1</text:span><text:span text:style-name="T1">, en sesión extraordinaria previa citación realizada.</text:span></text:p>
      <text:p text:style-name="P57">ASISTENTES:</text:p>
      <text:p text:style-name="P35"><text:span text:style-name="T16">La persona encargada </text:span><text:span text:style-name="T17">que</text:span><text:span text:style-name="T16"> preceder la reunión, <text:s/></text:span><text:span text:style-name="T20">Luis C Parra C</text:span><text:span text:style-name="T16">, pasó lista y determinó que había quórum.</text:span></text:p>
      <text:p text:style-name="P15">Los asistentes a esta reunión son:</text:p>
      <text:p text:style-name="P15"/>
      <text:list xml:id="list12523396338437" text:continue-list="list12522491987529" text:style-name="WW8Num1">
        <text:list-item>
          <text:p text:style-name="P87">Luis Parra C</text:p>
        </text:list-item>
        <text:list-item>
          <text:p text:style-name="P91"><text:span text:style-name="T37">Adán Carranza</text:span><text:tab/><text:tab/></text:p>
        </text:list-item>
        <text:list-item>
          <text:p text:style-name="P103"><text:span text:style-name="T18">Pablo Carranza<text:tab/></text:span><text:span text:style-name="T4"><text:tab/></text:span></text:p>
          <text:p text:style-name="P91"/>
        </text:list-item>
      </text:list>
      <text:p text:style-name="P15"/>
      <text:list xml:id="list12523165680705" text:continue-numbering="true" text:style-name="WW8Num1">
        <text:list-header>
          <text:p text:style-name="P91"/>
        </text:list-header>
      </text:list>
      <text:p text:style-name="P57">AGENDA:</text:p>
      <text:p text:style-name="P45"/>
      <text:p text:style-name="P21">ASUNTOS:</text:p>
      <text:p text:style-name="P54"/>
      <text:list xml:id="list12522245991997" text:continue-list="list12523129051660" text:style-name="WW8Num5">
        <text:list-item>
          <text:p text:style-name="P94">Asuntos tratados y acuerdos tomados</text:p>
          <text:p text:style-name="P94"/>
        </text:list-item>
      </text:list>
      <text:p text:style-name="P40"><text:tab/><text:tab/></text:p>
      <text:list xml:id="list12522949226853" text:continue-list="list9110527509219548559" text:style-name="L1">
        <text:list-item>
          <text:p text:style-name="P116">Qué he hecho </text:p>
          <text:list>
            <text:list-item>
              <text:p text:style-name="P119">¿Pude hacer todo lo que tenía planeado? <text:span text:style-name="T35">Si, se lograron realizar los CRUD en las tbPerson, tbHerd, tbHerdActivity,tbActivity.</text:span></text:p>
              <text:p text:style-name="P122"/>
            </text:list-item>
          </text:list>
        </text:list-item>
        <text:list-item>
          <text:p text:style-name="P125"><text:span text:style-name="T30">Qué voy a hacer . </text:span><text:s/></text:p>
        </text:list-item>
        <text:list-item>
          <text:p text:style-name="P129">Por definir</text:p>
        </text:list-item>
      </text:list>
      <text:p text:style-name="P42"/>
      <text:p text:style-name="P42"><text:soft-page-break/></text:p>
      <text:p text:style-name="P42"/>
      <text:list xml:id="list12521996578429" text:continue-numbering="true" text:style-name="L1">
        <text:list-item>
          <text:p text:style-name="P125"><text:span text:style-name="T32">I</text:span><text:span text:style-name="T30">mpedimentos <text:s/></text:span></text:p>
        </text:list-item>
        <text:list-item>
          <text:p text:style-name="P132">Co<text:span text:style-name="T38">ncatenacion de Datos.</text:span></text:p>
          <text:p text:style-name="P136"/>
          <text:p text:style-name="P132"/>
        </text:list-item>
        <text:list-item>
          <text:p text:style-name="P109"><text:span text:style-name="T31">Tareas realizadas que no fueron planeadas</text:span><text:span text:style-name="T24">. </text:span></text:p>
          <text:p text:style-name="P113"/>
        </text:list-item>
      </text:list>
      <text:list xml:id="list12523312848105" text:continue-list="list12522245991997" text:style-name="WW8Num5">
        <text:list-item>
          <text:p text:style-name="P94">Asuntos Pendientes</text:p>
        </text:list-item>
      </text:list>
      <text:p text:style-name="P12"/>
      <text:list xml:id="list12521956604321" text:continue-numbering="true" text:style-name="WW8Num5">
        <text:list-item>
          <text:list>
            <text:list-item>
              <text:p text:style-name="P100">Correccion de la juntaView</text:p>
            </text:list-item>
          </text:list>
        </text:list-item>
      </text:list>
      <text:p text:style-name="P48"/>
      <text:list xml:id="list12521919902756" text:continue-numbering="true" text:style-name="WW8Num5">
        <text:list-item>
          <text:p text:style-name="P94">Asuntos Nuevos</text:p>
          <text:p text:style-name="P94"/>
        </text:list-item>
      </text:list>
      <text:list xml:id="list2607645742858593670" text:style-name="L3">
        <text:list-item>
          <text:p text:style-name="P106">Creación de Cosultas avazadas.</text:p>
        </text:list-item>
      </text:list>
      <text:list xml:id="list12522359731309" text:continue-list="list12521919902756" text:style-name="WW8Num5">
        <text:list-header>
          <text:p text:style-name="P94"/>
        </text:list-header>
        <text:list-item>
          <text:p text:style-name="P97">Cumplimiento de tareas asignadas</text:p>
        </text:list-item>
      </text:list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3">Tarea </text:p>
          </table:table-cell>
          <table:table-cell table:style-name="Table1.A1" office:value-type="string">
            <text:p text:style-name="P63">Responsable</text:p>
          </table:table-cell>
          <table:table-cell table:style-name="Table1.A1" office:value-type="string">
            <text:p text:style-name="P63">Grado de conclusión</text:p>
          </table:table-cell>
          <table:table-cell table:style-name="Table1.D1" office:value-type="string">
            <text:p text:style-name="P66">Nota</text:p>
          </table:table-cell>
        </table:table-row>
        <table:table-row>
          <table:table-cell table:style-name="Table1.A4" office:value-type="string">
            <text:p text:style-name="P74">Conección a DB</text:p>
          </table:table-cell>
          <table:table-cell table:style-name="Table1.B2" office:value-type="string">
            <text:p text:style-name="P70">Pablo Carranza</text:p>
          </table:table-cell>
          <table:table-cell table:style-name="Table1.C2" office:value-type="string">
            <text:p text:style-name="P80">100%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4" office:value-type="string">
            <text:p text:style-name="P74">Creaecion CRUDS</text:p>
          </table:table-cell>
          <table:table-cell table:style-name="Table1.B3" office:value-type="string">
            <text:p text:style-name="P74">Pablo Carranza</text:p>
          </table:table-cell>
          <table:table-cell table:style-name="Table1.C3" office:value-type="string">
            <text:p text:style-name="P80">100%</text:p>
          </table:table-cell>
          <table:table-cell table:style-name="Table1.D3" office:value-type="string">
            <text:p text:style-name="P79"/>
          </table:table-cell>
        </table:table-row>
        <table:table-row>
          <table:table-cell table:style-name="Table1.A4" office:value-type="string">
            <text:p text:style-name="P70">Domain</text:p>
          </table:table-cell>
          <table:table-cell table:style-name="Table1.B4" office:value-type="string">
            <text:p text:style-name="P70">Luis Parra</text:p>
          </table:table-cell>
          <table:table-cell table:style-name="Table1.C4" office:value-type="string">
            <text:p text:style-name="P80">100%</text:p>
          </table:table-cell>
          <table:table-cell table:style-name="Table1.D4" office:value-type="string">
            <text:p text:style-name="P79"/>
          </table:table-cell>
        </table:table-row>
        <table:table-row>
          <table:table-cell table:style-name="Table1.A5" office:value-type="string">
            <text:p text:style-name="P70">View<text:span text:style-name="T36">s</text:span></text:p>
          </table:table-cell>
          <table:table-cell table:style-name="Table1.B5" office:value-type="string">
            <text:p text:style-name="P70">Luis Parra</text:p>
          </table:table-cell>
          <table:table-cell table:style-name="Table1.C5" office:value-type="string">
            <text:p text:style-name="P80">100%</text:p>
          </table:table-cell>
          <table:table-cell table:style-name="Table1.D5" office:value-type="string">
            <text:p text:style-name="P79"/>
          </table:table-cell>
        </table:table-row>
        <table:table-row>
          <table:table-cell table:style-name="Table1.A6" office:value-type="string">
            <text:p text:style-name="P77">Bissines</text:p>
          </table:table-cell>
          <table:table-cell table:style-name="Table1.B6" office:value-type="string">
            <text:p text:style-name="P77">Adan Carranza</text:p>
          </table:table-cell>
          <table:table-cell table:style-name="Table1.C6" office:value-type="string">
            <text:p text:style-name="P80">100%</text:p>
          </table:table-cell>
          <table:table-cell table:style-name="Table1.D6" office:value-type="string">
            <text:p text:style-name="P79"/>
          </table:table-cell>
        </table:table-row>
      </table:table>
      <text:p text:style-name="P51"/>
      <text:p text:style-name="P51"/>
      <text:p text:style-name="P10">*Aunque el proyecto es grupal, en cada iteración se asignará una persona del grupo como responsable de cada una de las tareas asignadas.</text:p>
      <text:p text:style-name="P24">**Existen tareas ya definidas <text:span text:style-name="T33">como avances revisables en cada iteración:</text:span></text:p>
      <text:p text:style-name="P27">1. Diagramas de casos de uso</text:p>
      <text:p text:style-name="P27">2. Modelo de datos</text:p>
      <text:p text:style-name="P27">3. Diagrama de aplicación</text:p>
      <text:p text:style-name="P30">4. Módulos funcionales <text:span text:style-name="T34">en ejecución</text:span></text:p>
      <text:p text:style-name="P19"/>
      <text:p text:style-name="P21">PROXIMA REUNION:</text:p>
      <text:p text:style-name="P12"/>
      <text:p text:style-name="P12"/>
      <text:p text:style-name="P35"><text:soft-page-break/><text:span text:style-name="T1">Fecha: </text:span><text:span text:style-name="T11">22</text:span><text:span text:style-name="T2"> de </text:span><text:span text:style-name="T9">08</text:span></text:p>
      <text:p text:style-name="P35"><text:span text:style-name="T1">Hora: </text:span><text:span text:style-name="T5">8</text:span><text:span text:style-name="T1">:00 AM</text:span></text:p>
      <text:p text:style-name="P35"><text:span text:style-name="T1">Lugar: </text:span><text:span text:style-name="T11">UNA</text:span></text:p>
      <text:p text:style-name="P12"/>
      <text:p text:style-name="P21"/>
      <text:p text:style-name="P21">CLAUSURA:</text:p>
      <text:p text:style-name="P37"/>
      <text:p text:style-name="P35"><text:span text:style-name="T21">Luis Carlos Parra </text:span><text:span text:style-name="T19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26">Minuta No. 00</text:span><text:span text:style-name="T28">3</text:span><text:span text:style-name="apple-converted-space"><text:span text:style-name="T25"> de </text:span></text:span><text:span text:style-name="apple-converted-space"><text:span text:style-name="T29">Grupo1</text:span></text:span></text:p>
      <text:p text:style-name="P8"><text:tab/></text:p>
      <text:p text:style-name="P36"><text:span text:style-name="T1"><text:tab/>Fecha<text:tab/>: </text:span><text:span text:style-name="T6">Lunes</text:span><text:span text:style-name="T2"> </text:span><text:span text:style-name="T12">26</text:span><text:span text:style-name="T2"> de </text:span><text:span text:style-name="T7">08</text:span></text:p>
      <text:p text:style-name="P36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36"><text:span text:style-name="T1"><text:tab/>Lugar<text:tab/>: </text:span><text:span text:style-name="T7">Casa Adan</text:span></text:p>
      <text:p text:style-name="P13"><text:tab/></text:p>
      <text:p text:style-name="P61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2">26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15">Grupo1</text:span><text:span text:style-name="T1">, en sesión extraordinaria previa citación realizada.</text:span></text:p>
      <text:p text:style-name="P58">ASISTENTES:</text:p>
      <text:p text:style-name="P36"><text:span text:style-name="T16">La persona encargada </text:span><text:span text:style-name="T17">que</text:span><text:span text:style-name="T16"> preceder la reunión, <text:s/></text:span><text:span text:style-name="T20">Luis C Parra C</text:span><text:span text:style-name="T16">, pasó lista y determinó que había quórum.</text:span></text:p>
      <text:p text:style-name="P16">Los asistentes a esta reunión son:</text:p>
      <text:p text:style-name="P16"/>
      <text:list xml:id="list12521885093979" text:continue-list="list12523165680705" text:style-name="WW8Num1">
        <text:list-item>
          <text:p text:style-name="P88">Luis Parra C</text:p>
        </text:list-item>
        <text:list-item>
          <text:p text:style-name="P92"><text:span text:style-name="T37">Adán Carranza</text:span><text:tab/><text:tab/></text:p>
        </text:list-item>
        <text:list-item>
          <text:p text:style-name="P104"><text:span text:style-name="T18">Pablo Carranza<text:tab/></text:span><text:span text:style-name="T4"><text:tab/></text:span></text:p>
          <text:p text:style-name="P92"/>
        </text:list-item>
      </text:list>
      <text:p text:style-name="P16"/>
      <text:list xml:id="list12522483215180" text:continue-numbering="true" text:style-name="WW8Num1">
        <text:list-header>
          <text:p text:style-name="P92"/>
        </text:list-header>
      </text:list>
      <text:p text:style-name="P58">AGENDA:</text:p>
      <text:p text:style-name="P46"/>
      <text:p text:style-name="P22">ASUNTOS:</text:p>
      <text:p text:style-name="P55"/>
      <text:list xml:id="list12522062086026" text:continue-list="list12522359731309" text:style-name="WW8Num5">
        <text:list-item>
          <text:p text:style-name="P95">Asuntos tratados y acuerdos tomados</text:p>
          <text:p text:style-name="P95"/>
        </text:list-item>
      </text:list>
      <text:p text:style-name="P41"><text:tab/><text:tab/></text:p>
      <text:list xml:id="list12523031139205" text:continue-list="list12521996578429" text:style-name="L1">
        <text:list-item>
          <text:p text:style-name="P117">Qué he hecho </text:p>
          <text:list>
            <text:list-item>
              <text:p text:style-name="P120">¿Pude hacer todo lo que tenía planeado? <text:span text:style-name="T35">Si, se lograron realizar las funciones de mantenimiento de las tablas</text:span></text:p>
            </text:list-item>
          </text:list>
          <text:p text:style-name="P139"><text:a xlink:type="simple" xlink:href="http://localhost/phpmyadmin/sql.php?server=1&amp;db=dbasoturga&amp;table=tbactividad&amp;pos=0" text:style-name="Internet_20_link" text:visited-style-name="Visited_20_Internet_20_Link"><text:span text:style-name="T39">tbactividad</text:span></text:a></text:p>
          <text:p text:style-name="P141"/>
          <text:p text:style-name="P139"><text:a xlink:type="simple" xlink:href="http://localhost/phpmyadmin/sql.php?server=1&amp;db=dbasoturga&amp;table=tbfinca&amp;pos=0" text:style-name="Internet_20_link" text:visited-style-name="Visited_20_Internet_20_Link"><text:span text:style-name="T39">tbfinca</text:span></text:a></text:p>
          <text:p text:style-name="P141"/>
          <text:p text:style-name="P139"><text:a xlink:type="simple" xlink:href="http://localhost/phpmyadmin/sql.php?server=1&amp;db=dbasoturga&amp;table=tbfincadireccion&amp;pos=0" text:style-name="Internet_20_link" text:visited-style-name="Visited_20_Internet_20_Link"><text:span text:style-name="T39">tbfincadireccion</text:span></text:a></text:p>
          <text:p text:style-name="P141"/>
          <text:p text:style-name="P139"><text:a xlink:type="simple" xlink:href="http://localhost/phpmyadmin/sql.php?server=1&amp;db=dbasoturga&amp;table=tbfincatipo&amp;pos=0" text:style-name="Internet_20_link" text:visited-style-name="Visited_20_Internet_20_Link"><text:span text:style-name="T39">tbfincatipo</text:span></text:a></text:p>
          <text:p text:style-name="P141"/>
          <text:p text:style-name="P139"><text:a xlink:type="simple" xlink:href="http://localhost/phpmyadmin/sql.php?server=1&amp;db=dbasoturga&amp;table=tbhato&amp;pos=0" text:style-name="Internet_20_link" text:visited-style-name="Visited_20_Internet_20_Link"><text:span text:style-name="T39">tbhato</text:span></text:a></text:p>
          <text:p text:style-name="P141"/>
          <text:p text:style-name="P139"><text:a xlink:type="simple" xlink:href="http://localhost/phpmyadmin/sql.php?server=1&amp;db=dbasoturga&amp;table=tbhatoactividad&amp;pos=0" text:style-name="Internet_20_link" text:visited-style-name="Visited_20_Internet_20_Link"><text:span text:style-name="T39">tbhatoactividad</text:span></text:a></text:p>
        </text:list-item>
      </text:list>
      <text:p text:style-name="P84"><text:soft-page-break/></text:p>
      <text:list xml:id="list12522141643876" text:continue-list="list12523031139205" text:style-name="L4">
        <text:list-header>
          <text:p text:style-name="P140"><text:a xlink:type="simple" xlink:href="http://localhost/phpmyadmin/sql.php?server=1&amp;db=dbasoturga&amp;table=tbjunta&amp;pos=0" text:style-name="Internet_20_link" text:visited-style-name="Visited_20_Internet_20_Link"><text:span text:style-name="T39">tbjunta</text:span></text:a></text:p>
          <text:p text:style-name="P142"/>
          <text:p text:style-name="P140"><text:a xlink:type="simple" xlink:href="http://localhost/phpmyadmin/sql.php?server=1&amp;db=dbasoturga&amp;table=tbpersona&amp;pos=0" text:style-name="Internet_20_link" text:visited-style-name="Visited_20_Internet_20_Link"><text:span text:style-name="T39">tbpersona</text:span></text:a></text:p>
          <text:p text:style-name="P142"/>
          <text:p text:style-name="P140"><text:a xlink:type="simple" xlink:href="http://localhost/phpmyadmin/sql.php?server=1&amp;db=dbasoturga&amp;table=tbsocio&amp;pos=0" text:style-name="Internet_20_link" text:visited-style-name="Visited_20_Internet_20_Link"><text:span text:style-name="T39">tbsocio</text:span></text:a></text:p>
          <text:p text:style-name="P142"/>
          <text:p text:style-name="P140"><text:a xlink:type="simple" xlink:href="http://localhost/phpmyadmin/sql.php?server=1&amp;db=dbasoturga&amp;table=tbsociodireccion&amp;pos=0" text:style-name="Internet_20_link" text:visited-style-name="Visited_20_Internet_20_Link"><text:span text:style-name="T39">tbsociodireccion</text:span></text:a></text:p>
          <text:p text:style-name="P142"/>
          <text:p text:style-name="P140"><text:a xlink:type="simple" xlink:href="http://localhost/phpmyadmin/sql.php?server=1&amp;db=dbasoturga&amp;table=tbsocioestado&amp;pos=0" text:style-name="Internet_20_link" text:visited-style-name="Visited_20_Internet_20_Link"><text:span text:style-name="T39">tbsocioestado</text:span></text:a></text:p>
          <text:p text:style-name="P142"/>
          <text:p text:style-name="P140"><text:a xlink:type="simple" xlink:href="http://localhost/phpmyadmin/sql.php?server=1&amp;db=dbasoturga&amp;table=tbtipoactividad&amp;pos=0" text:style-name="Internet_20_link" text:visited-style-name="Visited_20_Internet_20_Link"><text:span text:style-name="T39">tbtipoactividad</text:span></text:a></text:p>
          <text:list text:style-name="L1" text:continue-numbering="true">
            <text:list-header>
              <text:p text:style-name="P123"/>
            </text:list-header>
          </text:list>
        </text:list-header>
        <text:list-item text:style-override="L1">
          <text:p text:style-name="P126"><text:span text:style-name="T30">Qué voy a hacer . </text:span><text:s/></text:p>
        </text:list-item>
        <text:list-item text:style-override="L1">
          <text:p text:style-name="P130">Por definir</text:p>
        </text:list-item>
      </text:list>
      <text:p text:style-name="P43"/>
      <text:p text:style-name="P43"/>
      <text:p text:style-name="P43"/>
      <text:list xml:id="list12523348274430" text:continue-list="list12522141643876" text:style-name="L1">
        <text:list-item>
          <text:p text:style-name="P126"><text:span text:style-name="T32">I</text:span><text:span text:style-name="T30">mpedimentos <text:s/></text:span></text:p>
        </text:list-item>
        <text:list-item>
          <text:p text:style-name="P133">Co<text:span text:style-name="T38">ncatenacion de Datos.</text:span></text:p>
        </text:list-item>
        <text:list-item>
          <text:p text:style-name="P138">Reestucturación de la Base de Datos</text:p>
          <text:p text:style-name="P137"/>
          <text:p text:style-name="P133"/>
        </text:list-item>
        <text:list-item>
          <text:p text:style-name="P110"><text:span text:style-name="T31">Tareas realizadas que no fueron planeadas</text:span><text:span text:style-name="T24">. </text:span></text:p>
          <text:p text:style-name="P114"/>
        </text:list-item>
      </text:list>
      <text:list xml:id="list12522663214616" text:continue-list="list12522062086026" text:style-name="WW8Num5">
        <text:list-item>
          <text:p text:style-name="P95">Asuntos Pendientes</text:p>
        </text:list-item>
      </text:list>
      <text:p text:style-name="P13"/>
      <text:list xml:id="list12522903513951" text:continue-numbering="true" text:style-name="WW8Num5">
        <text:list-item>
          <text:list>
            <text:list-item>
              <text:p text:style-name="P101">Correccion de la juntaView</text:p>
            </text:list-item>
          </text:list>
        </text:list-item>
      </text:list>
      <text:p text:style-name="P49"/>
      <text:list xml:id="list12523468580082" text:continue-numbering="true" text:style-name="WW8Num5">
        <text:list-item>
          <text:p text:style-name="P95">Asuntos Nuevos</text:p>
          <text:p text:style-name="P95"/>
        </text:list-item>
      </text:list>
      <text:list xml:id="list3137672571529636743" text:style-name="L5">
        <text:list-item>
          <text:p text:style-name="P107">Creación de Cosultas avazadas.</text:p>
        </text:list-item>
      </text:list>
      <text:p text:style-name="P32"/>
      <text:p text:style-name="P32"/>
      <text:p text:style-name="P32"/>
      <text:list xml:id="list12523369294744" text:continue-list="list12523468580082" text:style-name="WW8Num5">
        <text:list-header>
          <text:p text:style-name="P95"/>
        </text:list-header>
        <text:list-item>
          <text:p text:style-name="P98">Cumplimiento de tareas asignadas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Tarea </text:p>
          </table:table-cell>
          <table:table-cell table:style-name="Table2.A1" office:value-type="string">
            <text:p text:style-name="P64">Responsable</text:p>
          </table:table-cell>
          <table:table-cell table:style-name="Table2.A1" office:value-type="string">
            <text:p text:style-name="P64">Grado de conclusión</text:p>
          </table:table-cell>
          <table:table-cell table:style-name="Table2.D1" office:value-type="string">
            <text:p text:style-name="P67">Nota</text:p>
          </table:table-cell>
        </table:table-row>
        <text:soft-page-break/>
        <table:table-row>
          <table:table-cell table:style-name="Table2.A4" office:value-type="string">
            <text:p text:style-name="P75">Conección a DB</text:p>
          </table:table-cell>
          <table:table-cell table:style-name="Table2.B2" office:value-type="string">
            <text:p text:style-name="P71">Pablo Carranza</text:p>
          </table:table-cell>
          <table:table-cell table:style-name="Table2.C2" office:value-type="string">
            <text:p text:style-name="P81">100%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4" office:value-type="string">
            <text:p text:style-name="P75">Creaecion CRUDS</text:p>
          </table:table-cell>
          <table:table-cell table:style-name="Table2.B3" office:value-type="string">
            <text:p text:style-name="P75">Pablo Carranza</text:p>
          </table:table-cell>
          <table:table-cell table:style-name="Table2.C3" office:value-type="string">
            <text:p text:style-name="P82"><text:span text:style-name="T40">6</text:span>0%</text:p>
          </table:table-cell>
          <table:table-cell table:style-name="Table2.D3" office:value-type="string">
            <text:p text:style-name="P83"/>
          </table:table-cell>
        </table:table-row>
        <table:table-row>
          <table:table-cell table:style-name="Table2.A4" office:value-type="string">
            <text:p text:style-name="P71">Domain</text:p>
          </table:table-cell>
          <table:table-cell table:style-name="Table2.B4" office:value-type="string">
            <text:p text:style-name="P71">Luis Parra</text:p>
          </table:table-cell>
          <table:table-cell table:style-name="Table2.C4" office:value-type="string">
            <text:p text:style-name="P81">100%</text:p>
          </table:table-cell>
          <table:table-cell table:style-name="Table2.D4" office:value-type="string">
            <text:p text:style-name="P83"/>
          </table:table-cell>
        </table:table-row>
        <table:table-row>
          <table:table-cell table:style-name="Table2.A5" office:value-type="string">
            <text:p text:style-name="P71">View<text:span text:style-name="T36">s</text:span></text:p>
          </table:table-cell>
          <table:table-cell table:style-name="Table2.B5" office:value-type="string">
            <text:p text:style-name="P71">Luis Parra</text:p>
          </table:table-cell>
          <table:table-cell table:style-name="Table2.C5" office:value-type="string">
            <text:p text:style-name="P81">100%</text:p>
          </table:table-cell>
          <table:table-cell table:style-name="Table2.D5" office:value-type="string">
            <text:p text:style-name="P83"/>
          </table:table-cell>
        </table:table-row>
        <table:table-row>
          <table:table-cell table:style-name="Table2.A6" office:value-type="string">
            <text:p text:style-name="P78">Bissines</text:p>
          </table:table-cell>
          <table:table-cell table:style-name="Table2.B6" office:value-type="string">
            <text:p text:style-name="P78">Adan Carranza</text:p>
          </table:table-cell>
          <table:table-cell table:style-name="Table2.C6" office:value-type="string">
            <text:p text:style-name="P81"><text:span text:style-name="T41">7</text:span>0%</text:p>
          </table:table-cell>
          <table:table-cell table:style-name="Table2.D6" office:value-type="string">
            <text:p text:style-name="P83"/>
          </table:table-cell>
        </table:table-row>
      </table:table>
      <text:p text:style-name="P52"/>
      <text:p text:style-name="P52"/>
      <text:p text:style-name="P11">*Aunque el proyecto es grupal, en cada iteración se asignará una persona del grupo como responsable de cada una de las tareas asignadas.</text:p>
      <text:p text:style-name="P25">**Existen tareas ya definidas <text:span text:style-name="T33">como avances revisables en cada iteración:</text:span></text:p>
      <text:p text:style-name="P28">1. Diagramas de casos de uso</text:p>
      <text:p text:style-name="P28">2. Modelo de datos</text:p>
      <text:p text:style-name="P28">3. Diagrama de aplicación</text:p>
      <text:p text:style-name="P31">4. Módulos funcionales <text:span text:style-name="T34">en ejecución</text:span></text:p>
      <text:p text:style-name="P20"/>
      <text:p text:style-name="P22">PROXIMA REUNION:</text:p>
      <text:p text:style-name="P13"/>
      <text:p text:style-name="P13"/>
      <text:p text:style-name="P36"><text:span text:style-name="T1">Fecha: </text:span><text:span text:style-name="T13">0</text:span><text:span text:style-name="T11">2</text:span><text:span text:style-name="T2"> de </text:span><text:span text:style-name="T9">0</text:span><text:span text:style-name="T13">9</text:span></text:p>
      <text:p text:style-name="P36"><text:span text:style-name="T1">Hora: </text:span><text:span text:style-name="T13">2</text:span><text:span text:style-name="T1">:00 <text:tab/></text:span><text:span text:style-name="T13">P</text:span><text:span text:style-name="T1">M</text:span></text:p>
      <text:p text:style-name="P36"><text:span text:style-name="T1">Lugar: </text:span><text:span text:style-name="T11">UNA</text:span></text:p>
      <text:p text:style-name="P13"/>
      <text:p text:style-name="P22"/>
      <text:p text:style-name="P22">CLAUSURA:</text:p>
      <text:p text:style-name="P38"/>
      <text:p text:style-name="P36"><text:span text:style-name="T21">Luis Carlos Parra </text:span><text:span text:style-name="T19">C</text:span><text:span text:style-name="T1">, como persona encargada de preceder la reunión, clausura la reunión </text:span><text:span text:style-name="T14">27/08 </text:span><text:span text:style-name="T1"><text:s/>a las </text:span><text:span text:style-name="T10">8:00</text:span><text:span text:style-name="T14">am</text:span><text:span text:style-name="T1"> horas.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08-27T01:25:21.427468530</dc:date>
    <meta:editing-cycles>55</meta:editing-cycles>
    <meta:editing-duration>PT2H28M33S</meta:editing-duration>
    <meta:generator>LibreOffice/5.1.4.2$Linux_X86_64 LibreOffice_project/10m0$Build-2</meta:generator>
    <meta:document-statistic meta:table-count="3" meta:image-count="0" meta:object-count="0" meta:page-count="9" meta:paragraph-count="229" meta:word-count="904" meta:character-count="5026" meta:non-whitespace-character-count="4342"/>
  </office:meta>
</office:document-meta>
</file>